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fo:font-size="14pt" officeooo:rsid="00190d39" officeooo:paragraph-rsid="00190d39" style:font-size-asian="14pt" style:font-size-complex="14pt"/>
    </style:style>
    <style:style style:name="P2"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font-name="DejaVu Sans" fo:font-size="13pt" style:text-underline-style="none" officeooo:rsid="001adb33" officeooo:paragraph-rsid="001adb33" style:font-size-asian="11.3500003814697pt" style:font-size-complex="13pt"/>
    </style:style>
    <style:style style:name="P3"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DejaVu Sans" fo:font-size="13pt" style:text-underline-style="none" officeooo:rsid="001e74e6" officeooo:paragraph-rsid="001e74e6" style:font-size-asian="11.3500003814697pt" style:font-size-complex="13pt"/>
    </style:style>
    <style:style style:name="P4"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DejaVu Sans" fo:font-size="13pt" style:text-underline-style="none" officeooo:rsid="00214f2e" officeooo:paragraph-rsid="00214f2e" style:font-size-asian="11.3500003814697pt" style:font-size-complex="13pt"/>
    </style:style>
    <style:style style:name="P5" style:family="paragraph" style:parent-style-name="Standard">
      <style:text-properties style:text-position="0% 100%" style:font-name="DejaVu Sans" fo:font-size="14pt" officeooo:rsid="00190d39" officeooo:paragraph-rsid="00190d39" style:font-size-asian="14pt" style:font-size-complex="14pt"/>
    </style:style>
    <style:style style:name="P6" style:family="paragraph" style:parent-style-name="Standard">
      <style:text-properties style:text-position="0% 100%" style:font-name="DejaVu Sans" fo:font-size="13pt" officeooo:rsid="00190d39" officeooo:paragraph-rsid="00190d39" style:font-size-asian="11.3500003814697pt" style:font-size-complex="13pt"/>
    </style:style>
    <style:style style:name="P7" style:family="paragraph" style:parent-style-name="Standard">
      <style:text-properties style:text-position="0% 100%" style:font-name="DejaVu Sans" fo:font-size="13pt" style:text-underline-style="solid" style:text-underline-width="auto" style:text-underline-color="font-color" officeooo:rsid="00190d39" officeooo:paragraph-rsid="00190d39" style:font-size-asian="11.3500003814697pt" style:font-size-complex="13pt"/>
    </style:style>
    <style:style style:name="P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3pt" style:text-underline-style="none" officeooo:rsid="00214f2e" officeooo:paragraph-rsid="00214f2e" style:font-size-asian="11.3500003814697pt" style:font-size-complex="13pt"/>
    </style:style>
    <style:style style:name="P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3pt" style:text-underline-style="solid" style:text-underline-width="auto" style:text-underline-color="font-color" officeooo:rsid="00227cdd" officeooo:paragraph-rsid="00227cdd" style:font-size-asian="11.3500003814697pt" style:font-size-complex="13pt"/>
    </style:style>
    <style:style style:name="P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3pt" style:text-underline-style="solid" style:text-underline-width="auto" style:text-underline-color="font-color" officeooo:rsid="002500ca" officeooo:paragraph-rsid="002500ca" style:font-size-asian="11.3500003814697pt" style:font-size-complex="13pt"/>
    </style:style>
    <style:style style:name="P11"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text-position="0% 100%" style:font-name="DejaVu Sans" fo:font-size="13pt" style:text-underline-style="none" officeooo:rsid="001a8131" officeooo:paragraph-rsid="002500ca" style:font-size-asian="11.3500003814697pt" style:font-size-complex="13pt"/>
    </style:style>
    <style:style style:name="P12"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text-position="0% 100%" style:font-name="DejaVu Sans" fo:font-size="13pt" style:text-underline-style="none" officeooo:rsid="001a8131" officeooo:paragraph-rsid="0026c0e9" style:font-size-asian="11.3500003814697pt" style:font-size-complex="13pt"/>
    </style:style>
    <style:style style:name="P13"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font-name="DejaVu Sans" fo:font-size="13pt" style:text-underline-style="none" officeooo:rsid="001a8131" officeooo:paragraph-rsid="001a8131" style:font-size-asian="11.3500003814697pt" style:font-size-complex="13pt"/>
    </style:style>
    <style:style style:name="T1" style:family="text">
      <style:text-properties style:text-position="super 58%" fo:font-weight="bold" style:font-weight-asian="bold" style:font-weight-complex="bold"/>
    </style:style>
    <style:style style:name="T2" style:family="text">
      <style:text-properties style:text-position="0% 100%"/>
    </style:style>
    <style:style style:name="T3" style:family="text">
      <style:text-properties style:text-position="0% 100%" officeooo:rsid="001adb33"/>
    </style:style>
    <style:style style:name="T4" style:family="text">
      <style:text-properties style:text-position="0% 100%" officeooo:rsid="001c403c"/>
    </style:style>
    <style:style style:name="T5" style:family="text">
      <style:text-properties style:text-position="0% 100%" officeooo:rsid="001cf539"/>
    </style:style>
    <style:style style:name="T6" style:family="text">
      <style:text-properties style:text-position="0% 100%" officeooo:rsid="001ff2ee"/>
    </style:style>
    <style:style style:name="T7" style:family="text">
      <style:text-properties style:text-position="0% 100%" officeooo:rsid="00214f2e"/>
    </style:style>
    <style:style style:name="T8" style:family="text">
      <style:text-properties style:text-position="0% 100%" officeooo:rsid="0021d4cf"/>
    </style:style>
    <style:style style:name="T9" style:family="text">
      <style:text-properties style:text-position="0% 100%" officeooo:rsid="00227cdd"/>
    </style:style>
    <style:style style:name="T10" style:family="text">
      <style:text-properties style:text-position="0% 100%" officeooo:rsid="002500ca"/>
    </style:style>
    <style:style style:name="T11" style:family="text">
      <style:text-properties style:text-position="0% 100%" officeooo:rsid="0027e982"/>
    </style:style>
    <style:style style:name="T12" style:family="text">
      <style:text-properties officeooo:rsid="002500ca"/>
    </style:style>
    <style:style style:name="T13" style:family="text">
      <style:text-properties style:text-underline-style="solid" style:text-underline-width="auto" style:text-underline-color="font-color" officeooo:rsid="0026c0e9"/>
    </style:style>
    <style:style style:name="T14" style:family="text">
      <style:text-properties style:text-underline-style="solid" style:text-underline-width="auto" style:text-underline-color="font-color" officeooo:rsid="0026c601"/>
    </style:style>
    <style:style style:name="T15" style:family="text">
      <style:text-properties style:text-underline-style="solid" style:text-underline-width="auto" style:text-underline-color="font-color" officeooo:rsid="0027e982"/>
    </style:style>
    <style:style style:name="T16" style:family="text">
      <style:text-properties officeooo:rsid="0026c0e9"/>
    </style:style>
    <style:style style:name="T17" style:family="text">
      <style:text-properties officeooo:rsid="0026c601"/>
    </style:style>
    <style:style style:name="T18" style:family="text">
      <style:text-properties fo:font-style="normal" style:text-underline-style="solid" style:text-underline-width="auto" style:text-underline-color="font-color" fo:font-weight="normal" officeooo:rsid="002500ca" style:font-style-asian="normal" style:font-weight-asian="normal" style:font-style-complex="normal" style:font-weight-complex="normal"/>
    </style:style>
    <style:style style:name="T19" style:family="text">
      <style:text-properties officeooo:rsid="0027e9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η</text:span><text:span text:style-name="T2"> Προγραμματιστική Άσκηση</text:span></text:p>
      <text:p text:style-name="P5"/>
      <text:p text:style-name="P6">Διονύσης Ταξιάρχης Μπαλάσκας – sdi1700094</text:p>
      <text:p text:style-name="P6">Μερόπη Φανού – sdi1700176</text:p>
      <text:p text:style-name="P6"/>
      <text:p text:style-name="P6"/>
      <text:p text:style-name="P7">&gt; Οργάνωση του cfs:</text:p>
      <text:p text:style-name="P7"/>
      <text:p text:style-name="P13"><text:span text:style-name="T2">Στο πρώτο block του αρχείου .cfs αποθηκεύεται η δομή superBlock με βασικές πληροφορίες για το file system </text:span><text:span text:style-name="T3">που αναπαρ</text:span><text:span text:style-name="T9">ι</text:span><text:span text:style-name="T3">στ</text:span><text:span text:style-name="T9">άται από</text:span><text:span text:style-name="T3"> το αρχείο. </text:span><text:span text:style-name="T10">Αναλυτικότερη εξήγηση των πεδίων της δομής αυτής δίνεται παρακάτω, μετά την περιγραφή της γενικότερης οργάνωσης του cfs.</text:span></text:p>
      <text:p text:style-name="P2"><text:span text:style-name="T2">Όσον αφορά στην προσπέλαση των οντοτήτων του file system, χρησιμοποιείται δυναμικός πίνακας (inodeTable) με τα metadata των οντοτήτων που έχουν δημιουργηθεί. Κάθε οντότητα έχει ένα μοναδικό nodeid (αντίστοιχο της θέσης του στον inodeTable). </text:span><text:span text:style-name="T4">Ο ίδιος ο πίνακας αρχικοπ</text:span><text:span text:style-name="T9">ο</text:span><text:span text:style-name="T4">ιείται κατά το άνοιγμα του αρχείου “διαβάζοντας” τα κατάλληλα blocks </text:span><text:span text:style-name="T5">(cfs_workwith) </text:span><text:span text:style-name="T4">και κατά το κλείσιμο του αρχείου το ενημερώνει με τις αλλαγές που έχουν γίνει έως εκείνη τη στιγμή </text:span><text:span text:style-name="T5">(cfs_close – update_superBlock)</text:span><text:span text:style-name="T4">. </text:span><text:span text:style-name="T11">Συγκεκριμένα, κάθε θέση του inodeTable περιλαμβάνει ένα flag για το αν το κελί είναι γεμάτο ή όχι, το όνομα της οντότητας και τα metadata της.</text:span></text:p>
      <text:p text:style-name="P3"><text:span text:style-name="T2">Μαζί με τα metadata μιας οντότητας δεσμεύεται στον inodeTable </text:span><text:span text:style-name="T7">και </text:span><text:span text:style-name="T2">πίνακας με τα blocks στα οποία αποθηκεύονται τα data της. </text:span><text:span text:style-name="T6">Αν τα data της οντότητας απαιτούν λιγότερα blocks από το μέγιστο αριθμό που ορίζεται στο superBlock, τα υπόλοιπα στοιχεία του πίνακα δεδομένων παίρνουν την τιμη -1 ώστε να δεσμεύονται ακριβώς όσα blocks χρειάζονται ανά πάσα στιγμή.</text:span></text:p>
      <text:p text:style-name="P4"><text:span text:style-name="T6">Ε</text:span><text:span text:style-name="T2">άν κάποιο block δε χρειάζεται πια από το file sytem, προστίθεται σε μια λίστα από empty blocks (holes). Όποτε χρείαζεται κάποιο νέο block πρώτα γίνεται έλεγχος για το αν η λίστα έχει περιεχόμενα, αλλιώς δεσμεύεται νέο block </text:span><text:span text:style-name="T8">από το αρχείο</text:span><text:span text:style-name="T2">. Η λίστα holes είναι δυνάμικη και (όπως και με τον inodeTable) αρχικοποιείται κατά το άνοιγμα του αρχείου, χρησιμοποιείται κατά της κλήσεις εντολών του cfs και ενημερώνει το αρχείο κατά το κλείσιμό του.</text:span></text:p>
      <text:p text:style-name="P8"/>
      <text:p text:style-name="P10">&gt; Τα πεδία της δομής superBlock:</text:p>
      <text:p text:style-name="P11"><text:span text:style-name="T12">- </text:span><text:span text:style-name="T18">nextSuperBlock</text:span><text:span text:style-name="T12">: το block στο οποίο καταγράφονται τα περιεχόμενα του inodeTable (δηλαδή οι αριθμοί των blocks με τα metadata κάθε οντότητας στο αρχείο) και της λίστας holes (δηλαδή οι αριθμοί των empty blocks). Τα 4 πρώτα bytes χρησιμοποιούνται για τη διατήρηση ενός “overflow pointer” σε επόμενο παρόμοιο block (κ.ο.κ), σε περίπτωση που είναι απαραίτητα περισσότερα από ένα blocks.</text:span></text:p>
      <text:p text:style-name="P11">- <text:span text:style-name="T13">maxFileDatablockNum</text:span><text:span text:style-name="T16">: ο μέγιστος αριθμός από blocks δεδομένων που μπορεί να δεσμευτούν από ένα αρχείο. Επίσης είναι το μέγεθος του πίνακα datablocks που διατηρείται στον inodeTable (για όλες τις οντότητες).</text:span></text:p>
      <text:p text:style-name="P11"><text:soft-page-break/>-<text:span text:style-name="T13">maxDirDatablockNum</text:span><text:span text:style-name="T16">: <text:s/>ο μέγιστος αριθμός από blocks δεδομένων που μπορεί να δεσμευτούν από έναν κατάλογο. (στον αριθμό αυτό συνυπολογίζεται η δέσμευση χώρου για τα relative paths ( . , .. )).</text:span></text:p>
      <text:p text:style-name="P12">-<text:span text:style-name="T13">maxEntitiesPerBlock</text:span><text:span text:style-name="T16">: ο μέγιστος αριθμός ζευγών {όνομα οντότητας, nodeid} που μπορούν να διατηρηθούν σε ένα block δεδομένων ενός καταλόγου (δεδομένου ότι στα 4 πρώτα bytes αυτού του block διατηρείται ο τρέχων αριθμός τέτοιων ζευγών στο block).</text:span></text:p>
      <text:p text:style-name="P12">-<text:span text:style-name="T17">root: το nodeid της ρίζας του cfs για την άμεση προσπέλασή της όταν δίνεται absolute path.</text:span></text:p>
      <text:p text:style-name="P12">-<text:span text:style-name="T14">blockCounter</text:span><text:span text:style-name="T17">: ο αριθμός του τελευταίου block που δεσμέυτηκε στο αρχείο, ώστε κάθε νέο block που δεσμεύεται να δεσμεύεται στο τέλος του αρχείου.</text:span></text:p>
      <text:p text:style-name="P12">-<text:span text:style-name="T17">nodeidCounter: ο αριθμός των οντοτήτων του cfs ανά πάσα στιγμή.</text:span></text:p>
      <text:p text:style-name="P12">-<text:span text:style-name="T17">ListSize: το μέγεθος της λίστας από ‘κενά’ blocks ανά πάσα στιγμή.</text:span></text:p>
      <text:p text:style-name="P12">- <text:span text:style-name="T14">iTableBlocksNum</text:span><text:span text:style-name="T17">: ο αριθμός των blocks που απαιτήθηκαν για την καταγραφή των metadata του inodeTable την τελευταία φορά που έκλεισε το αρχείο. Το πεδίο αυτό είναι χρήσιμο κατά το κλείσιμο του αρχείου, ώστε από τα blocks που χρειάστηκαν την τελευταία φορά να επαναχρησιμοπιηθούν όσα χρειάζονται για την ενημέρωση του αρχείου για την τρέχουσα κατάσταση του πίνακα.</text:span></text:p>
      <text:p text:style-name="P12">-<text:span text:style-name="T15">iTableCounter</text:span><text:span text:style-name="T19">: ο αριθμός των θέσεων του inodeTable ανά πάσα στιγμή, πιθανόν μαζί με κάποιες εσωτερικές ‘τρύπες’. Οι τρύπες διατηρούνται στον πίνακα ακόμα και μετά από κάποιο κλείσιμο του αρχείου, ώστε να εξασφαλίζεται η αντιστοίχιση μεταξή του nodeid μιας οντότητας του inodeTable και της θέσης του σε αυτόν.</text:span></text:p>
      <text:p text:style-name="P8"/>
      <text:p text:style-name="P8"/>
      <text:p text:style-name="P9">&gt; Συναρτήσεις του cf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01T22:29:14.082921486</meta:creation-date>
    <dc:date>2020-02-03T02:32:34.985495448</dc:date>
    <meta:editing-duration>PT18M54S</meta:editing-duration>
    <meta:editing-cycles>3</meta:editing-cycles>
    <meta:generator>LibreOffice/6.3.4.2.0$Linux_X86_64 LibreOffice_project/1e2df71cb6a569bbaaffb70308950743964880ae</meta:generator>
    <meta:document-statistic meta:table-count="0" meta:image-count="0" meta:object-count="0" meta:page-count="2" meta:paragraph-count="20" meta:word-count="599" meta:character-count="3907" meta:non-whitespace-character-count="3324"/>
  </office:meta>
</office:document-meta>
</file>